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18pt" officeooo:rsid="0093a940" officeooo:paragraph-rsid="0093a940" style:font-size-asian="18pt" style:font-size-complex="18pt"/>
    </style:style>
    <style:style style:name="P2" style:family="paragraph" style:parent-style-name="Standard">
      <style:paragraph-properties fo:line-height="115%"/>
      <style:text-properties style:font-name="Tahoma" fo:font-size="20pt" fo:language="ru" fo:country="RU" style:font-size-asian="18pt" style:font-size-complex="18pt"/>
    </style:style>
    <style:style style:name="P3" style:family="paragraph" style:parent-style-name="Standard">
      <style:paragraph-properties fo:line-height="115%"/>
      <style:text-properties style:font-name="Tahoma" fo:font-size="20pt" fo:language="ru" fo:country="RU" style:font-size-asian="18pt" style:font-name-complex="Tahoma" style:font-size-complex="18pt"/>
    </style:style>
    <style:style style:name="P4" style:family="paragraph" style:parent-style-name="Standard">
      <style:paragraph-properties fo:line-height="115%"/>
      <style:text-properties style:font-name="Tahoma" fo:font-size="20pt" fo:language="ru" fo:country="RU" officeooo:paragraph-rsid="0009fed0" style:font-size-asian="18pt" style:font-name-complex="Tahoma" style:font-size-complex="18pt"/>
    </style:style>
    <style:style style:name="P5" style:family="paragraph" style:parent-style-name="Standard">
      <style:paragraph-properties fo:line-height="115%"/>
      <style:text-properties style:font-name="Tahoma" fo:font-size="20pt" fo:language="ru" fo:country="RU" style:font-name-asian="Wingdings" style:font-size-asian="18pt" style:font-name-complex="Tahoma" style:font-size-complex="18pt"/>
    </style:style>
    <style:style style:name="P6" style:family="paragraph" style:parent-style-name="Standard">
      <style:paragraph-properties fo:line-height="115%"/>
      <style:text-properties style:font-name="Tahoma" fo:font-size="20pt" fo:language="ru" fo:country="RU" officeooo:rsid="0025c71b" officeooo:paragraph-rsid="0025c71b" style:font-name-asian="Wingdings" style:font-size-asian="18pt" style:font-name-complex="Tahoma" style:font-size-complex="18pt"/>
    </style:style>
    <style:style style:name="P7" style:family="paragraph" style:parent-style-name="Standard">
      <style:paragraph-properties fo:line-height="115%"/>
      <style:text-properties style:font-name="Tahoma" fo:font-size="20pt" fo:language="ru" fo:country="RU" officeooo:rsid="004f2199" officeooo:paragraph-rsid="004f2199" style:font-name-asian="Wingdings" style:font-size-asian="18pt" style:font-name-complex="Tahoma" style:font-size-complex="18pt"/>
    </style:style>
    <style:style style:name="P8" style:family="paragraph" style:parent-style-name="Standard">
      <style:paragraph-properties fo:line-height="115%"/>
      <style:text-properties style:font-name="Tahoma" fo:font-size="20pt" fo:language="ru" fo:country="RU" officeooo:rsid="0068a314" officeooo:paragraph-rsid="0068a314" style:font-name-asian="Wingdings" style:font-size-asian="18pt" style:font-name-complex="Tahoma" style:font-size-complex="18pt"/>
    </style:style>
    <style:style style:name="P9" style:family="paragraph" style:parent-style-name="Standard">
      <style:paragraph-properties fo:line-height="115%"/>
      <style:text-properties style:font-name="Tahoma" fo:font-size="20pt" fo:language="ru" fo:country="RU" officeooo:rsid="0068a314" officeooo:paragraph-rsid="007c81ff" style:font-name-asian="Wingdings" style:font-size-asian="18pt" style:font-name-complex="Tahoma" style:font-size-complex="18pt"/>
    </style:style>
    <style:style style:name="P10" style:family="paragraph" style:parent-style-name="Standard">
      <style:paragraph-properties fo:line-height="115%"/>
      <style:text-properties style:font-name="Tahoma" fo:font-size="20pt" fo:language="ru" fo:country="RU" officeooo:rsid="009a4c15" officeooo:paragraph-rsid="009a4c15" style:font-name-asian="Wingdings" style:font-size-asian="18pt" style:font-name-complex="Tahoma" style:font-size-complex="18pt"/>
    </style:style>
    <style:style style:name="P11" style:family="paragraph" style:parent-style-name="Standard">
      <style:paragraph-properties fo:line-height="115%"/>
      <style:text-properties style:font-name="Tahoma" fo:font-size="20pt" fo:language="ru" fo:country="RU" officeooo:rsid="00a12373" officeooo:paragraph-rsid="00a12373" style:font-name-asian="Wingdings" style:font-size-asian="18pt" style:font-name-complex="Tahoma" style:font-size-complex="18pt"/>
    </style:style>
    <style:style style:name="P12" style:family="paragraph" style:parent-style-name="Standard">
      <style:paragraph-properties fo:line-height="115%"/>
      <style:text-properties style:font-name="Tahoma" fo:font-size="20pt" style:font-size-asian="18pt" style:font-size-complex="18pt"/>
    </style:style>
    <style:style style:name="P13" style:family="paragraph" style:parent-style-name="Standard">
      <style:paragraph-properties fo:line-height="115%"/>
      <style:text-properties style:font-name="Tahoma" fo:font-size="20pt" officeooo:paragraph-rsid="001c2e10" style:font-size-asian="18pt" style:font-size-complex="18pt"/>
    </style:style>
    <style:style style:name="P14" style:family="paragraph" style:parent-style-name="Standard">
      <style:paragraph-properties fo:line-height="115%"/>
      <style:text-properties style:font-name="Tahoma" fo:font-size="20pt" style:font-name-asian="Wingdings" style:font-size-asian="18pt" style:font-size-complex="18pt"/>
    </style:style>
    <style:style style:name="P15" style:family="paragraph" style:parent-style-name="Standard">
      <style:paragraph-properties fo:line-height="115%"/>
      <style:text-properties fo:text-transform="uppercase" style:use-window-font-color="true" style:font-name="Tahoma" fo:font-size="20pt" fo:language="ru" fo:country="RU" fo:font-weight="bold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P16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68a314" officeooo:paragraph-rsid="007c81ff" style:font-name-asian="Wingdings" style:font-size-asian="18pt" style:font-name-complex="Tahoma" style:font-size-complex="18pt"/>
    </style:style>
    <style:style style:name="P17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68a314" officeooo:paragraph-rsid="00836741" style:font-name-asian="Wingdings" style:font-size-asian="18pt" style:font-name-complex="Tahoma" style:font-size-complex="18pt"/>
    </style:style>
    <style:style style:name="P18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50e5ee" officeooo:paragraph-rsid="0050e5ee" style:font-name-asian="Wingdings" style:font-size-asian="18pt" style:font-name-complex="Tahoma" style:font-size-complex="18pt"/>
    </style:style>
    <style:style style:name="P19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7c81ff" officeooo:paragraph-rsid="0050e5ee" style:font-name-asian="Wingdings" style:font-size-asian="18pt" style:font-name-complex="Tahoma" style:font-size-complex="18pt"/>
    </style:style>
    <style:style style:name="P20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7c81ff" officeooo:paragraph-rsid="007c81ff" style:font-name-asian="Wingdings" style:font-size-asian="18pt" style:font-name-complex="Tahoma" style:font-size-complex="18pt"/>
    </style:style>
    <style:style style:name="P21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ru" fo:country="RU" officeooo:rsid="0084236d" officeooo:paragraph-rsid="0084236d" style:font-name-asian="Wingdings" style:font-size-asian="18pt" style:font-name-complex="Tahoma" style:font-size-complex="18pt"/>
    </style:style>
    <style:style style:name="P22" style:family="paragraph" style:parent-style-name="Standard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fo:background-color="transparent" style:writing-mode="lr-tb"/>
      <style:text-properties style:font-name="Tahoma" fo:font-size="20pt" fo:language="en" fo:country="US" officeooo:rsid="0068a314" officeooo:paragraph-rsid="00836741" style:font-name-asian="Wingdings" style:font-size-asian="18pt" style:font-name-complex="Tahoma" style:font-size-complex="18pt"/>
    </style:style>
    <style:style style:name="P23" style:family="paragraph" style:parent-style-name="Standard" style:master-page-name="">
      <style:paragraph-properties fo:line-height="115%" style:page-number="auto"/>
      <style:text-properties style:font-name="Tahoma" fo:font-size="20pt" fo:language="ru" fo:country="RU" officeooo:rsid="001fce0e" officeooo:paragraph-rsid="001fce0e" style:font-name-asian="Wingdings" style:font-size-asian="18pt" style:font-name-complex="Tahoma" style:font-size-complex="18p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84e69b" officeooo:paragraph-rsid="0084e69b" style:font-name-asian="Wingdings" style:font-size-asian="18pt" style:font-name-complex="Tahoma" style:font-size-complex="18pt"/>
    </style:style>
    <style:style style:name="P25" style:family="paragraph" style:parent-style-name="Standard">
      <loext:graphic-properties draw:fill="none"/>
      <style:paragraph-properties fo:margin-left="0cm" fo:margin-right="0cm" fo:margin-top="0.423cm" fo:margin-bottom="0.106cm" loext:contextual-spacing="false" fo:line-height="115%" fo:orphans="2" fo:widows="2" fo:text-indent="0cm" style:auto-text-indent="false" fo:background-color="transparent" style:writing-mode="lr-tb"/>
      <style:text-properties fo:font-size="13pt" officeooo:rsid="006b103e" officeooo:paragraph-rsid="009c60e6"/>
    </style:style>
    <style:style style:name="P26" style:family="paragraph" style:parent-style-name="Heading_20_1" style:master-page-name="Standard">
      <loext:graphic-properties draw:fill="none"/>
      <style:paragraph-properties fo:margin-left="-0.9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officeooo:paragraph-rsid="0009fed0" style:font-size-asian="18pt" style:font-size-complex="18pt"/>
    </style:style>
    <style:style style:name="P27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style:font-size-asian="18pt" style:font-size-complex="18pt"/>
    </style:style>
    <style:style style:name="P28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style:font-name-asian="Wingdings" style:font-size-asian="18pt" style:font-size-complex="18pt"/>
    </style:style>
    <style:style style:name="P29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fo:text-transform="uppercase" style:use-window-font-color="true" style:font-name="Tahoma" fo:font-size="20pt" fo:language="ru" fo:country="RU" fo:font-weight="bold" officeooo:paragraph-rsid="00a12373" style:font-name-asian="Wingdings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P30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ru" fo:country="RU" style:font-name-asian="Wingdings" style:font-size-asian="18pt" style:font-size-complex="18pt"/>
    </style:style>
    <style:style style:name="P31" style:family="paragraph" style:parent-style-name="Heading_20_1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fo:background-color="transparent" fo:keep-with-next="always" style:writing-mode="lr-tb"/>
      <style:text-properties style:font-name="Tahoma" fo:font-size="20pt" fo:language="ru" fo:country="RU" officeooo:paragraph-rsid="001c2e10" style:font-name-asian="Wingdings" style:font-size-asian="18pt" style:font-size-complex="18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33733"/>
    </style:style>
    <style:style style:name="T3" style:family="text">
      <style:text-properties fo:language="ru" fo:country="RU" style:font-name-complex="Tahoma"/>
    </style:style>
    <style:style style:name="T4" style:family="text">
      <style:text-properties fo:language="ru" fo:country="RU" officeooo:rsid="001a959d" style:font-name-complex="Tahoma"/>
    </style:style>
    <style:style style:name="T5" style:family="text">
      <style:text-properties fo:language="ru" fo:country="RU" officeooo:rsid="003bfeee" style:font-name-complex="Tahoma"/>
    </style:style>
    <style:style style:name="T6" style:family="text">
      <style:text-properties fo:language="ru" fo:country="RU" officeooo:rsid="003d659b" style:font-name-complex="Tahoma"/>
    </style:style>
    <style:style style:name="T7" style:family="text">
      <style:text-properties fo:language="ru" fo:country="RU" officeooo:rsid="003da563" style:font-name-complex="Tahoma"/>
    </style:style>
    <style:style style:name="T8" style:family="text">
      <style:text-properties fo:language="ru" fo:country="RU" officeooo:rsid="004154e2" style:font-name-complex="Tahoma"/>
    </style:style>
    <style:style style:name="T9" style:family="text">
      <style:text-properties fo:language="ru" fo:country="RU" style:font-name-asian="Wingdings" style:font-name-complex="Wingdings"/>
    </style:style>
    <style:style style:name="T10" style:family="text">
      <style:text-properties fo:language="ru" fo:country="RU" style:font-name-asian="Wingdings" style:font-name-complex="Tahoma"/>
    </style:style>
    <style:style style:name="T11" style:family="text">
      <style:text-properties fo:language="ru" fo:country="RU" officeooo:rsid="001afa98" style:font-name-asian="Wingdings" style:font-name-complex="Tahoma"/>
    </style:style>
    <style:style style:name="T12" style:family="text">
      <style:text-properties fo:language="ru" fo:country="RU" officeooo:rsid="00691cfa"/>
    </style:style>
    <style:style style:name="T13" style:family="text">
      <style:text-properties fo:language="ru" fo:country="RU" officeooo:rsid="006ba55d"/>
    </style:style>
    <style:style style:name="T14" style:family="text">
      <style:text-properties fo:language="ru" fo:country="RU" officeooo:rsid="007daf2b"/>
    </style:style>
    <style:style style:name="T15" style:family="text">
      <style:text-properties fo:language="ru" fo:country="RU" officeooo:rsid="00836741"/>
    </style:style>
    <style:style style:name="T16" style:family="text">
      <style:text-properties officeooo:rsid="0009fed0"/>
    </style:style>
    <style:style style:name="T17" style:family="text">
      <style:text-properties officeooo:rsid="000a9ec0"/>
    </style:style>
    <style:style style:name="T18" style:family="text">
      <style:text-properties officeooo:rsid="000c92ee"/>
    </style:style>
    <style:style style:name="T19" style:family="text">
      <style:text-properties officeooo:rsid="000c99b5"/>
    </style:style>
    <style:style style:name="T20" style:family="text">
      <style:text-properties officeooo:rsid="000e36f6"/>
    </style:style>
    <style:style style:name="T21" style:family="text">
      <style:text-properties officeooo:rsid="001addc6"/>
    </style:style>
    <style:style style:name="T22" style:family="text">
      <style:text-properties officeooo:rsid="002012c8"/>
    </style:style>
    <style:style style:name="T23" style:family="text">
      <style:text-properties officeooo:rsid="00222cf5"/>
    </style:style>
    <style:style style:name="T24" style:family="text">
      <style:text-properties officeooo:rsid="00232590"/>
    </style:style>
    <style:style style:name="T25" style:family="text">
      <style:text-properties officeooo:rsid="002743d2"/>
    </style:style>
    <style:style style:name="T26" style:family="text">
      <style:text-properties officeooo:rsid="0028a74c"/>
    </style:style>
    <style:style style:name="T27" style:family="text">
      <style:text-properties officeooo:rsid="002edae3"/>
    </style:style>
    <style:style style:name="T28" style:family="text">
      <style:text-properties officeooo:rsid="003096fa"/>
    </style:style>
    <style:style style:name="T29" style:family="text">
      <style:text-properties officeooo:rsid="0033d94e"/>
    </style:style>
    <style:style style:name="T30" style:family="text">
      <style:text-properties officeooo:rsid="003489c7"/>
    </style:style>
    <style:style style:name="T31" style:family="text">
      <style:text-properties officeooo:rsid="0038c261"/>
    </style:style>
    <style:style style:name="T32" style:family="text">
      <style:text-properties officeooo:rsid="004dd6fc"/>
    </style:style>
    <style:style style:name="T33" style:family="text">
      <style:text-properties officeooo:rsid="004ef2dc"/>
    </style:style>
    <style:style style:name="T34" style:family="text">
      <style:text-properties officeooo:rsid="0050e5ee"/>
    </style:style>
    <style:style style:name="T35" style:family="text">
      <style:text-properties officeooo:rsid="00533733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09fed0" style:font-weight-asian="bold" style:font-weight-complex="bold"/>
    </style:style>
    <style:style style:name="T38" style:family="text">
      <style:text-properties fo:font-weight="bold" officeooo:rsid="000a8d0d" style:font-weight-asian="bold" style:font-weight-complex="bold"/>
    </style:style>
    <style:style style:name="T39" style:family="text">
      <style:text-properties fo:font-weight="bold" officeooo:rsid="000a9ec0" style:font-weight-asian="bold" style:font-weight-complex="bold"/>
    </style:style>
    <style:style style:name="T40" style:family="text">
      <style:text-properties fo:font-weight="bold" officeooo:rsid="0010d15f" style:font-weight-asian="bold" style:font-weight-complex="bold"/>
    </style:style>
    <style:style style:name="T41" style:family="text">
      <style:text-properties fo:font-weight="bold" style:font-weight-asian="bold" style:font-name-complex="Tahoma" style:font-weight-complex="bold"/>
    </style:style>
    <style:style style:name="T42" style:family="text">
      <style:text-properties officeooo:rsid="005508df"/>
    </style:style>
    <style:style style:name="T43" style:family="text">
      <style:text-properties style:use-window-font-color="true" fo:font-weight="bold" officeooo:rsid="000a9ec0" style:font-name-asian="Calibri" style:font-weight-asian="bold" style:language-complex="ar" style:country-complex="SA" style:font-weight-complex="bold"/>
    </style:style>
    <style:style style:name="T44" style:family="text">
      <style:text-properties style:use-window-font-color="true" style:language-complex="ar" style:country-complex="SA"/>
    </style:style>
    <style:style style:name="T45" style:family="text">
      <style:text-properties fo:text-transform="uppercase" style:use-window-font-color="true" fo:font-weight="bold" style:font-name-asian="Calibri" style:font-weight-asian="bold" style:language-complex="ar" style:country-complex="SA" style:font-weight-complex="bold" loext:shadow="none"/>
    </style:style>
    <style:style style:name="T46" style:family="text">
      <style:text-properties fo:text-transform="uppercase" style:use-window-font-color="true" fo:font-weight="bold" officeooo:rsid="0018d1a6" style:font-name-asian="Calibri" style:font-weight-asian="bold" style:language-complex="ar" style:country-complex="SA" style:font-weight-complex="bold" loext:shadow="none"/>
    </style:style>
    <style:style style:name="T47" style:family="text">
      <style:text-properties fo:text-transform="uppercase" style:use-window-font-color="true" fo:font-weight="bold" officeooo:rsid="0016e5a3" style:font-name-asian="Calibri" style:font-weight-asian="bold" style:language-complex="ar" style:country-complex="SA" style:font-weight-complex="bold" loext:shadow="none"/>
    </style:style>
    <style:style style:name="T48" style:family="text">
      <style:text-properties fo:text-transform="uppercase" style:use-window-font-color="true" fo:font-weight="bold" officeooo:rsid="002163f5" style:font-name-asian="Calibri" style:font-weight-asian="bold" style:language-complex="ar" style:country-complex="SA" style:font-weight-complex="bold" loext:shadow="none"/>
    </style:style>
    <style:style style:name="T49" style:family="text">
      <style:text-properties fo:text-transform="uppercase" style:use-window-font-color="true" fo:font-weight="bold" officeooo:rsid="00222cf5" style:font-name-asian="Calibri" style:font-weight-asian="bold" style:language-complex="ar" style:country-complex="SA" style:font-weight-complex="bold" loext:shadow="none"/>
    </style:style>
    <style:style style:name="T50" style:family="text">
      <style:text-properties fo:text-transform="uppercase" style:use-window-font-color="true" fo:font-weight="bold" officeooo:rsid="00232590" style:font-name-asian="Calibri" style:font-weight-asian="bold" style:language-complex="ar" style:country-complex="SA" style:font-weight-complex="bold" loext:shadow="none"/>
    </style:style>
    <style:style style:name="T51" style:family="text">
      <style:text-properties fo:text-transform="uppercase" style:use-window-font-color="true" fo:font-weight="bold" officeooo:rsid="002743d2" style:font-name-asian="Calibri" style:font-weight-asian="bold" style:language-complex="ar" style:country-complex="SA" style:font-weight-complex="bold" loext:shadow="none"/>
    </style:style>
    <style:style style:name="T52" style:family="text">
      <style:text-properties fo:text-transform="uppercase" style:use-window-font-color="true" fo:font-weight="bold" officeooo:rsid="003096fa" style:font-name-asian="Calibri" style:font-weight-asian="bold" style:language-complex="ar" style:country-complex="SA" style:font-weight-complex="bold" loext:shadow="none"/>
    </style:style>
    <style:style style:name="T53" style:family="text">
      <style:text-properties fo:text-transform="uppercase" style:use-window-font-color="true" fo:font-weight="bold" officeooo:rsid="0033d94e" style:font-name-asian="Calibri" style:font-weight-asian="bold" style:language-complex="ar" style:country-complex="SA" style:font-weight-complex="bold" loext:shadow="none"/>
    </style:style>
    <style:style style:name="T54" style:family="text">
      <style:text-properties fo:text-transform="uppercase" style:use-window-font-color="true" fo:font-weight="bold" officeooo:rsid="003489c7" style:font-name-asian="Calibri" style:font-weight-asian="bold" style:language-complex="ar" style:country-complex="SA" style:font-weight-complex="bold" loext:shadow="none"/>
    </style:style>
    <style:style style:name="T55" style:family="text">
      <style:text-properties fo:text-transform="uppercase" style:use-window-font-color="true" fo:font-weight="bold" officeooo:rsid="004c3592" style:font-name-asian="Calibri" style:font-weight-asian="bold" style:language-complex="ar" style:country-complex="SA" style:font-weight-complex="bold" loext:shadow="none"/>
    </style:style>
    <style:style style:name="T56" style:family="text">
      <style:text-properties fo:text-transform="uppercase" style:use-window-font-color="true" fo:font-weight="bold" officeooo:rsid="004dd6fc" style:font-name-asian="Calibri" style:font-weight-asian="bold" style:language-complex="ar" style:country-complex="SA" style:font-weight-complex="bold" loext:shadow="none"/>
    </style:style>
    <style:style style:name="T57" style:family="text">
      <style:text-properties fo:text-transform="uppercase" style:use-window-font-color="true" fo:font-weight="bold" officeooo:rsid="00691cfa" style:font-name-asian="Calibri" style:font-weight-asian="bold" style:language-complex="ar" style:country-complex="SA" style:font-weight-complex="bold" loext:shadow="none"/>
    </style:style>
    <style:style style:name="T58" style:family="text">
      <style:text-properties fo:text-transform="uppercase" style:use-window-font-color="true" fo:font-weight="bold" officeooo:rsid="0050e5ee" style:font-name-asian="Calibri" style:font-weight-asian="bold" style:language-complex="ar" style:country-complex="SA" style:font-weight-complex="bold" loext:shadow="none"/>
    </style:style>
    <style:style style:name="T59" style:family="text">
      <style:text-properties fo:text-transform="uppercase" style:use-window-font-color="true" fo:font-weight="bold" officeooo:rsid="00533733" style:font-name-asian="Calibri" style:font-weight-asian="bold" style:language-complex="ar" style:country-complex="SA" style:font-weight-complex="bold" loext:shadow="none"/>
    </style:style>
    <style:style style:name="T60" style:family="text">
      <style:text-properties fo:text-transform="uppercase" style:use-window-font-color="true" fo:font-weight="bold" officeooo:rsid="0089d453" style:font-name-asian="Calibri" style:font-weight-asian="bold" style:language-complex="ar" style:country-complex="SA" style:font-weight-complex="bold" loext:shadow="none"/>
    </style:style>
    <style:style style:name="T61" style:family="text">
      <style:text-properties fo:text-transform="uppercase" style:use-window-font-color="true" fo:font-weight="bold" officeooo:rsid="008b5a67" style:font-name-asian="Calibri" style:font-weight-asian="bold" style:language-complex="ar" style:country-complex="SA" style:font-weight-complex="bold" loext:shadow="none"/>
    </style:style>
    <style:style style:name="T62" style:family="text">
      <style:text-properties fo:text-transform="uppercase" style:use-window-font-color="true" fo:font-weight="bold" officeooo:rsid="00a305b3" style:font-name-asian="Calibri" style:font-weight-asian="bold" style:language-complex="ar" style:country-complex="SA" style:font-weight-complex="bold" loext:shadow="none"/>
    </style:style>
    <style:style style:name="T63" style:family="text">
      <style:text-properties fo:text-transform="uppercase" style:use-window-font-color="true" fo:language="ru" fo:country="RU" fo:font-weight="bold" style:font-name-asian="Calibri" style:font-weight-asian="bold" style:font-name-complex="Tahoma" style:language-complex="ar" style:country-complex="SA" style:font-weight-complex="bold" loext:shadow="none"/>
    </style:style>
    <style:style style:name="T64" style:family="text">
      <style:text-properties fo:text-transform="uppercase" style:use-window-font-color="true" fo:language="ru" fo:country="RU" fo:font-weight="bold" officeooo:rsid="001afa98" style:font-name-asian="Calibri" style:font-weight-asian="bold" style:font-name-complex="Tahoma" style:language-complex="ar" style:country-complex="SA" style:font-weight-complex="bold" loext:shadow="none"/>
    </style:style>
    <style:style style:name="T65" style:family="text">
      <style:text-properties fo:text-transform="uppercase" style:use-window-font-color="true" fo:language="ru" fo:country="RU" fo:font-weight="bold" officeooo:rsid="003bfeee" style:font-name-asian="Calibri" style:font-weight-asian="bold" style:font-name-complex="Tahoma" style:language-complex="ar" style:country-complex="SA" style:font-weight-complex="bold" loext:shadow="none"/>
    </style:style>
    <style:style style:name="T66" style:family="text">
      <style:text-properties fo:text-transform="uppercase" style:use-window-font-color="true" fo:language="ru" fo:country="RU" fo:font-weight="bold" officeooo:rsid="003d659b" style:font-name-asian="Calibri" style:font-weight-asian="bold" style:font-name-complex="Tahoma" style:language-complex="ar" style:country-complex="SA" style:font-weight-complex="bold" loext:shadow="none"/>
    </style:style>
    <style:style style:name="T67" style:family="text">
      <style:text-properties fo:text-transform="uppercase" style:use-window-font-color="true" fo:language="ru" fo:country="RU" fo:font-weight="bold" officeooo:rsid="003da563" style:font-name-asian="Calibri" style:font-weight-asian="bold" style:font-name-complex="Tahoma" style:language-complex="ar" style:country-complex="SA" style:font-weight-complex="bold" loext:shadow="none"/>
    </style:style>
    <style:style style:name="T68" style:family="text">
      <style:text-properties fo:text-transform="uppercase" style:use-window-font-color="true" fo:language="ru" fo:country="RU" fo:font-weight="bold" officeooo:rsid="004154e2" style:font-name-asian="Calibri" style:font-weight-asian="bold" style:font-name-complex="Tahoma" style:language-complex="ar" style:country-complex="SA" style:font-weight-complex="bold" loext:shadow="none"/>
    </style:style>
    <style:style style:name="T69" style:family="text">
      <style:text-properties fo:text-transform="uppercase" style:use-window-font-color="true" style:font-name="Tahoma" fo:font-size="20pt" fo:language="ru" fo:country="RU" fo:font-weight="bold" officeooo:rsid="00691cfa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0" style:family="text">
      <style:text-properties fo:text-transform="uppercase" style:use-window-font-color="true" style:font-name="Tahoma" fo:font-size="20pt" fo:language="ru" fo:country="RU" fo:font-weight="bold" officeooo:rsid="0071eaec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1" style:family="text">
      <style:text-properties fo:text-transform="uppercase" style:use-window-font-color="true" style:font-name="Tahoma" fo:font-size="20pt" fo:language="ru" fo:country="RU" fo:font-weight="bold" officeooo:rsid="009c60e6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2" style:family="text">
      <style:text-properties fo:text-transform="uppercase" style:use-window-font-color="true" style:font-name="Tahoma" fo:font-size="20pt" fo:language="ru" fo:country="RU" fo:font-weight="normal" officeooo:rsid="009c60e6" style:font-name-asian="Calibri" style:font-size-asian="18pt" style:font-weight-asian="normal" style:font-name-complex="Tahoma" style:font-size-complex="18pt" style:language-complex="ar" style:country-complex="SA" style:font-weight-complex="normal" loext:shadow="none"/>
    </style:style>
    <style:style style:name="T73" style:family="text">
      <style:text-properties fo:text-transform="uppercase" style:use-window-font-color="true" style:font-name="Tahoma" fo:font-size="20pt" fo:language="en" fo:country="US" fo:font-weight="bold" officeooo:rsid="00691cfa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4" style:family="text">
      <style:text-properties style:font-name-complex="Tahoma"/>
    </style:style>
    <style:style style:name="T75" style:family="text">
      <style:text-properties fo:language="en" fo:country="US"/>
    </style:style>
    <style:style style:name="T76" style:family="text">
      <style:text-properties fo:language="en" fo:country="US" officeooo:rsid="0084e69b"/>
    </style:style>
    <style:style style:name="T77" style:family="text">
      <style:text-properties fo:language="en" fo:country="US" officeooo:rsid="00a305b3"/>
    </style:style>
    <style:style style:name="T78" style:family="text">
      <style:text-properties officeooo:rsid="00691cfa"/>
    </style:style>
    <style:style style:name="T79" style:family="text">
      <style:text-properties style:font-name="Tahoma" fo:font-size="20pt" fo:language="ru" fo:country="RU" style:font-name-asian="Wingdings" style:font-size-asian="18pt" style:font-size-complex="18pt"/>
    </style:style>
    <style:style style:name="T80" style:family="text">
      <style:text-properties style:font-name="Tahoma" fo:font-size="20pt" fo:language="ru" fo:country="RU" officeooo:rsid="0071aa55" style:font-name-asian="Wingdings" style:font-size-asian="18pt" style:font-size-complex="18pt"/>
    </style:style>
    <style:style style:name="T81" style:family="text">
      <style:text-properties style:font-name="Tahoma" fo:font-size="20pt" fo:language="ru" fo:country="RU" officeooo:rsid="006df37b" style:font-name-asian="Wingdings" style:font-size-asian="18pt" style:font-size-complex="18pt"/>
    </style:style>
    <style:style style:name="T82" style:family="text">
      <style:text-properties style:font-name="Tahoma" fo:font-size="20pt" fo:language="ru" fo:country="RU" officeooo:rsid="00774589" style:font-name-asian="Wingdings" style:font-size-asian="18pt" style:font-size-complex="18pt"/>
    </style:style>
    <style:style style:name="T83" style:family="text">
      <style:text-properties style:font-name="Tahoma" fo:font-size="20pt" fo:language="ru" fo:country="RU" officeooo:rsid="0071eaec" style:font-name-asian="Wingdings" style:font-size-asian="18pt" style:font-size-complex="18pt"/>
    </style:style>
    <style:style style:name="T84" style:family="text">
      <style:text-properties style:font-name="Tahoma" fo:font-size="20pt" fo:language="ru" fo:country="RU" officeooo:rsid="006cae7d" style:font-name-asian="Wingdings" style:font-size-asian="18pt" style:font-size-complex="18pt"/>
    </style:style>
    <style:style style:name="T85" style:family="text">
      <style:text-properties style:font-name="Tahoma" fo:font-size="20pt" fo:language="ru" fo:country="RU" officeooo:rsid="00733594" style:font-name-asian="Wingdings" style:font-size-asian="18pt" style:font-size-complex="18pt"/>
    </style:style>
    <style:style style:name="T86" style:family="text">
      <style:text-properties style:font-name="Tahoma" fo:font-size="20pt" fo:language="ru" fo:country="RU" officeooo:rsid="009c60e6" style:font-name-asian="Wingdings" style:font-size-asian="18pt" style:font-size-complex="18pt"/>
    </style:style>
    <style:style style:name="T87" style:family="text">
      <style:text-properties style:font-name="Tahoma" fo:font-size="20pt" fo:language="ru" fo:country="RU" officeooo:rsid="009e1bd2" style:font-name-asian="Wingdings" style:font-size-asian="18pt" style:font-size-complex="18pt"/>
    </style:style>
    <style:style style:name="T88" style:family="text">
      <style:text-properties style:font-name="Tahoma" fo:font-size="20pt" fo:language="ru" fo:country="RU" fo:font-weight="bold" officeooo:rsid="00733594" style:font-name-asian="Wingdings" style:font-size-asian="18pt" style:font-weight-asian="bold" style:font-size-complex="18pt" style:font-weight-complex="bold"/>
    </style:style>
    <style:style style:name="T89" style:family="text">
      <style:text-properties style:font-name="Tahoma" fo:font-size="20pt" fo:language="en" fo:country="US" style:font-name-asian="Wingdings" style:font-size-asian="18pt" style:font-size-complex="18pt"/>
    </style:style>
    <style:style style:name="T90" style:family="text">
      <style:text-properties style:font-name="Tahoma" fo:font-size="20pt" fo:language="en" fo:country="US" officeooo:rsid="006cae7d" style:font-name-asian="Wingdings" style:font-size-asian="18pt" style:font-size-complex="18pt"/>
    </style:style>
    <style:style style:name="T91" style:family="text">
      <style:text-properties fo:font-variant="normal" fo:text-transform="none"/>
    </style:style>
    <style:style style:name="T92" style:family="text">
      <style:text-properties fo:font-variant="normal" fo:text-transform="none" style:use-window-font-color="true" style:font-name="Tahoma" fo:font-size="20pt" fo:language="ru" fo:country="RU" fo:font-weight="normal" officeooo:rsid="0073d127" style:font-name-asian="Calibri" style:font-size-asian="18pt" style:font-weight-asian="normal" style:font-name-complex="Tahoma" style:font-size-complex="18pt" style:language-complex="ar" style:country-complex="SA" style:font-weight-complex="normal" loext:shadow="none"/>
    </style:style>
    <style:style style:name="T93" style:family="text">
      <style:text-properties fo:font-variant="normal" fo:text-transform="none" style:use-window-font-color="true" style:font-name="Tahoma" fo:font-size="20pt" fo:language="ru" fo:country="RU" fo:font-weight="normal" officeooo:rsid="00691cfa" style:font-name-asian="Calibri" style:font-size-asian="18pt" style:font-weight-asian="normal" style:font-name-complex="Tahoma" style:font-size-complex="18pt" style:language-complex="ar" style:country-complex="SA" style:font-weight-complex="normal" loext:shadow="none"/>
    </style:style>
    <style:style style:name="T94" style:family="text">
      <style:text-properties fo:font-variant="normal" fo:text-transform="none" style:use-window-font-color="true" fo:font-weight="normal" style:font-weight-asian="normal" style:language-complex="ar" style:country-complex="SA" style:font-weight-complex="normal"/>
    </style:style>
    <style:style style:name="T95" style:family="text">
      <style:text-properties fo:font-variant="normal" fo:text-transform="none" style:use-window-font-color="true" fo:font-weight="normal" style:font-weight-asian="normal" style:language-complex="ar" style:country-complex="SA" style:font-weight-complex="normal" loext:shadow="none"/>
    </style:style>
    <style:style style:name="T96" style:family="text">
      <style:text-properties officeooo:rsid="0084e69b"/>
    </style:style>
    <style:style style:name="T97" style:family="text">
      <style:text-properties officeooo:rsid="009a4c15"/>
    </style:style>
    <style:style style:name="T98" style:family="text">
      <style:text-properties officeooo:rsid="00a123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3804136" text:style-name="Outline">
        <text:list-item>
          <text:h text:style-name="P26" text:outline-level="1">Слайд <text:span text:style-name="T16">2</text:span>.</text:h>
        </text:list-item>
      </text:list>
      <text:p text:style-name="P2"><text:span text:style-name="T41">ЗДРАВСТВУЙТЕ, МЕНЯ ЗОВУТ ВЛАД, </text:span><text:span text:style-name="T74">и я участник студии КрашПро по программированию на языке Си.</text:span></text:p>
      <text:p text:style-name="P4">В <text:span text:style-name="T16">ходе</text:span> обучения я <text:span text:style-name="T36">НАПИСАЛ ПРОГРАММУ «</text:span><text:span text:style-name="T37">CAPTURE THE SAUSAGE</text:span><text:span text:style-name="T36">», </text:span>о которой и хочу вам рассказать в своей презентации.</text:p>
      <text:list xml:id="list144300671308656" text:continue-numbering="true" text:style-name="Outline">
        <text:list-item>
          <text:h text:style-name="P27" text:outline-level="1">Слайд 3.</text:h>
        </text:list-item>
      </text:list>
      <text:p text:style-name="P3"><text:span text:style-name="T36">ЦЕЛЬ НАШИХ ЗАНЯТИЙ В СТУДИИ </text:span>сост<text:span text:style-name="T42">ояла</text:span> в том, чтобы познакомится и <text:span text:style-name="T36">ИЗУЧИТЬ ЯЗЫК ПРОГРАММИРОВАНИЯ СИ</text:span> и научится использовать его для <text:span text:style-name="T36">СОЗДАНИЯ </text:span>различных компьютерный <text:span text:style-name="T36">ПРОГРАММ.</text:span></text:p>
      <text:p text:style-name="P3"><text:span text:style-name="T36">В </text:span><text:span text:style-name="T38">ХОДЕ</text:span><text:span text:style-name="T36"> ОБУЧЕНИЯ</text:span> <text:span text:style-name="T17">мы </text:span><text:span text:style-name="T39">РАЗРАБАТЫВАЛИ</text:span><text:span text:style-name="T36"> КОМПЬЮТЕРНУЮ ИГРУ,</text:span> <text:span text:style-name="T17">что и </text:span><text:span text:style-name="T43">СТАЛО </text:span><text:span text:style-name="T39">ЦЕЛЬЮ МОЕЙ РАБОТЫ</text:span><text:span text:style-name="T36">. </text:span>Мне <text:span text:style-name="T18">это </text:span>понравил<text:span text:style-name="T18">ось</text:span>, и я при первой возможности приступил к созданию кода на языке Си.</text:p>
      <text:p text:style-name="P3">В ходе <text:span text:style-name="T19">работы</text:span> <text:span text:style-name="T36">НЕОБХОДИМО БЫЛО СОЗДАТЬ СЮЖЕТ</text:span> игры, найти и <text:span text:style-name="T36">ПОДГОТОВИТЬ КАРТИНКИ</text:span> <text:span text:style-name="T20">с героями</text:span>, <text:span text:style-name="T36">РАЗРАБОТАТЬ АРХИТЕКТУРУ</text:span> программы и <text:span text:style-name="T36">РЕАЛИЗОВАТЬ ПРОДОЛЖЕНИЕ ИГРЫ</text:span> (2 уровень).</text:p>
      <text:p text:style-name="P3"/>
      <text:p text:style-name="P3"/>
      <text:list xml:id="list144301596182606" text:continue-numbering="true" text:style-name="Outline">
        <text:list-item>
          <text:h text:style-name="P27" text:outline-level="1"><text:soft-page-break/>Слайд 4.</text:h>
        </text:list-item>
      </text:list>
      <text:p text:style-name="P3"><text:span text:style-name="T40">С</text:span><text:span text:style-name="T36">ЮЖЕТ </text:span>игры заключается в том, что <text:span text:style-name="T45">главные персонаж передвига</text:span><text:span text:style-name="T46">е</text:span><text:span text:style-name="T45">тся</text:span> по полю, <text:span text:style-name="T45">убегая от врагов</text:span> и пытаясь <text:span text:style-name="T45">добраться до приза</text:span> за определенное <text:span text:style-name="T45">врем</text:span><text:span text:style-name="T47">я</text:span><text:span text:style-name="T45">.</text:span></text:p>
      <text:p text:style-name="P12"><text:span text:style-name="T3">В моей игре </text:span><text:span text:style-name="T63">главным героем</text:span><text:span text:style-name="T3"> является кошка. </text:span><text:span text:style-name="T63">Враги</text:span><text:span text:style-name="T3"> – это собаки, одна из которых бегает за </text:span><text:span text:style-name="T4">ней</text:span><text:span text:style-name="T3">, а </text:span><text:span text:style-name="T63">вторая – слишком ленивая</text:span><text:span text:style-name="T3"> и бегает хаотично, просто по полю. </text:span><text:span text:style-name="T9"></text:span></text:p>
      <text:p text:style-name="P5"><text:span text:style-name="T45">Главный приз</text:span> – <text:span text:style-name="T21">это </text:span>колбаса.</text:p>
      <text:p text:style-name="P5">Главный персонаж <text:span text:style-name="T45">управляется клавишами клавиатуры.</text:span></text:p>
      <text:p text:style-name="P5">На экране мы можем увидеть <text:span text:style-name="T45">текущее время игры.</text:span></text:p>
      <text:p text:style-name="P5">Игра <text:span text:style-name="T45">заканчивается, </text:span>когда одна из собак догоняет кошку. А <text:span text:style-name="T45">переход на следующий уровень</text:span> происходит при касании приза (колбасы).</text:p>
      <text:list xml:id="list144302801516846" text:continue-numbering="true" text:style-name="Outline">
        <text:list-item>
          <text:h text:style-name="P28" text:outline-level="1">Слайд 5.</text:h>
        </text:list-item>
      </text:list>
      <text:p text:style-name="P13"><text:span text:style-name="T63">Второй уровень</text:span><text:span text:style-name="T10"> переносит нас </text:span><text:span text:style-name="T63">на 10 млн. лет вперед</text:span><text:span text:style-name="T10"> на то же место. Но теперь вместо леса и явно хорошей погоды образовались горы льда и снега. </text:span><text:span text:style-name="T64">Но</text:span><text:span text:style-name="T63"> главный приз – колбаса</text:span><text:span text:style-name="T10"> </text:span><text:span text:style-name="T11">пережила миллионы лет и </text:span><text:span text:style-name="T10">по-прежнему на месте. </text:span><text:span text:style-name="T9"></text:span></text:p>
      <text:p text:style-name="P23"><text:soft-page-break/><text:span text:style-name="T45">Второй уровень реализуется в программе теми же функциями, </text:span>что и первый. <text:span text:style-name="T22">Это позволяет добавлять уровни и дальше по мере необходимости.</text:span></text:p>
      <text:list xml:id="list144301245306777" text:continue-numbering="true" text:style-name="Outline">
        <text:list-item>
          <text:h text:style-name="P31" text:outline-level="1">Слайд 6.</text:h>
        </text:list-item>
      </text:list>
      <text:p text:style-name="P5">Прежде чем начать разрабатывать игру, мне было необходимо <text:span text:style-name="T48">продумать ее</text:span><text:span text:style-name="T45"> архитектуру. </text:span><text:span text:style-name="T23">С проектами с </text:span><text:span text:style-name="T49">плохой </text:span><text:span text:style-name="T23">архитектурой </text:span><text:span text:style-name="T49">легко работать вначале, </text:span><text:span text:style-name="T23">но потом все </text:span><text:span text:style-name="T49">тяжелее </text:span><text:span text:style-name="T23">и тяжелее и в конце можно </text:span><text:span text:style-name="T49">упереться в тупик</text:span><text:span text:style-name="T45">.</text:span> <text:span text:style-name="T24">Например, если бы я писал всю игру в </text:span><text:span text:style-name="T50">одной функции</text:span><text:span text:style-name="T24"> , то я бы легко сделал движение одного объекта, но не нескольких и тем более </text:span><text:span text:style-name="T50">не смог бы сделать несколько уровней.</text:span></text:p>
      <text:p text:style-name="P6">Архитектура построена по <text:span text:style-name="T45">принципу «разделяй и властвуй»,</text:span> <text:span text:style-name="T45">код разделен на функции, </text:span>их <text:span text:style-name="T45">взаимодействие</text:span> идет через <text:span text:style-name="T45">параметры.</text:span></text:p>
      <text:p text:style-name="P5">Таким образом мы имеем <text:span text:style-name="T45">понятную структуру </text:span>и возможность приступить сразу к написанию программы, не возвращаясь лишний раз к деталям сюжета.</text:p>
      <text:p text:style-name="P5"><text:span text:style-name="T25">Здесь представлена</text:span> <text:span text:style-name="T45">главн</text:span><text:span text:style-name="T51">ая</text:span><text:span text:style-name="T45"> функци</text:span><text:span text:style-name="T51">я</text:span><text:span text:style-name="T45">, </text:span>сразу за ней - <text:span text:style-name="T45">игровой цикл.</text:span> В <text:span text:style-name="T26">нем</text:span> содержатся команды и функции, отвечающие непосредственно за работу игры.</text:p>
      <text:p text:style-name="P5">- <text:span text:style-name="T45">Logic </text:span>отвечает за притяжения гер<text:span text:style-name="T97">оев</text:span>; </text:p>
      <text:p text:style-name="P5">- <text:span text:style-name="T45">Physics</text:span> отвечает за движение и отражения от стенок; </text:p>
      <text:p text:style-name="P5"><text:soft-page-break/>- <text:span text:style-name="T45">Touching </text:span>за столкновение геро<text:span text:style-name="T97">ев</text:span>; </text:p>
      <text:p text:style-name="P5">- <text:span text:style-name="T62">Image</text:span><text:span text:style-name="T45"> </text:span><text:s/>за отрисовку сцены.</text:p>
      <text:list xml:id="list144301327590494" text:continue-numbering="true" text:style-name="Outline">
        <text:list-item>
          <text:h text:style-name="P28" text:outline-level="1">Слайд 7.</text:h>
        </text:list-item>
      </text:list>
      <text:p text:style-name="P5"><text:span text:style-name="T45">Столкновение</text:span> между героями <text:span text:style-name="T27">определяется</text:span> при помощи <text:span text:style-name="T45">теоремы Пифагора.</text:span> <text:span text:style-name="T28">Причем она здесь? Расстояние между героями — это катет </text:span><text:span text:style-name="T52">прямоугольного треугольника.</text:span><text:span text:style-name="T28"> Согласно теореме Пифагора, квадрат его </text:span>гипотенуз<text:span text:style-name="T27">ы</text:span> <text:span text:style-name="T27">равен</text:span> сумм<text:span text:style-name="T27">е</text:span> квадратов катетов. <text:span text:style-name="T45">Чтобы определить столкновение </text:span>героев, надо <text:span text:style-name="T29">рассчитать </text:span><text:span text:style-name="T53">длину одного катета</text:span><text:span text:style-name="T29"> (вот эта разность)</text:span> <text:span text:style-name="T45">и </text:span><text:span text:style-name="T53">другого катета</text:span><text:span text:style-name="T29"> (вот другая разность)</text:span> и <text:span text:style-name="T30">взять квадратный корень</text:span>. Если <text:span text:style-name="T30">его величина</text:span> <text:span text:style-name="T45">меньше </text:span><text:span text:style-name="T54">суммы размеров героев </text:span><text:span text:style-name="T30">(вот эта сумма)</text:span>, то произ<text:span text:style-name="T31">ошло</text:span> столкновение.</text:p>
      <text:list xml:id="list144301276319483" text:continue-numbering="true" text:style-name="Outline">
        <text:list-item>
          <text:h text:style-name="P28" text:outline-level="1">Слайд 8.</text:h>
        </text:list-item>
      </text:list>
      <text:p text:style-name="P14"><text:span text:style-name="T5">В игре </text:span><text:span text:style-name="T65">одна из собак постоянно следует за </text:span><text:span text:style-name="T66">кошкой,</text:span><text:span text:style-name="T6"> </text:span><text:span text:style-name="T7">то есть как бы </text:span><text:span text:style-name="T67">притягивается </text:span><text:span text:style-name="T7">к ней</text:span><text:span text:style-name="T6">. </text:span><text:span text:style-name="T7">Это п</text:span><text:span text:style-name="T3">ритяжение </text:span><text:span text:style-name="T8">задается </text:span><text:span text:style-name="T68">скоростью собаки, которая </text:span><text:span text:style-name="T63">зависит от расстояния</text:span><text:span text:style-name="T3"> между </text:span><text:span text:style-name="T8">ней и кошкой</text:span><text:span text:style-name="T3">. </text:span><text:span text:style-name="T8">Она пропорциональна разности положений героев</text:span><text:span text:style-name="T3">. Что будет если </text:span><text:span text:style-name="T63">убрать последнее действие? </text:span><text:span text:style-name="T3">Собака сможет догнать кошку сразу после начала работы игры, поэтому мы делим на 15, чтобы собака снизила скорость.</text:span></text:p>
      <text:list xml:id="list144301004103977" text:continue-numbering="true" text:style-name="Outline">
        <text:list-item>
          <text:h text:style-name="P28" text:outline-level="1"><text:soft-page-break/>Слайд 9.</text:h>
        </text:list-item>
      </text:list>
      <text:p text:style-name="P15">Давайте перейдем к демонстрации программы.</text:p>
      <text:p text:style-name="P7"><text:span text:style-name="T35">Теперь </text:span><text:span text:style-name="T59">перейдем</text:span><text:span text:style-name="T35"> к демонстрации игры. </text:span><text:span text:style-name="T45">Давайт</text:span><text:span text:style-name="T58">е запустим программу</text:span><text:span text:style-name="T34"> и я </text:span><text:span text:style-name="T58">покажу её</text:span><text:span text:style-name="T34">.</text:span></text:p>
      <text:p text:style-name="P18">&lt;<text:span text:style-name="T2">Запускаю программу </text:span>&gt; </text:p>
      <text:p text:style-name="P8"><text:span text:style-name="T45">На первом уровне, </text:span><text:span text:style-name="T94">С</text:span><text:span text:style-name="T95">лева</text:span><text:span text:style-name="T94">,</text:span><text:span text:style-name="T44"> у</text:span> нас <text:span text:style-name="T45">главный герой</text:span> (Кошка), <text:span text:style-name="T95">справа --</text:span><text:span text:style-name="T91"> </text:span><text:span text:style-name="T45">две собаки </text:span>и <text:span text:style-name="T45">приз</text:span><text:span text:style-name="T75"> (</text:span>Колбаса<text:span text:style-name="T75">).</text:span></text:p>
      <text:p text:style-name="P19">&lt;<text:span text:style-name="T1">Убегать от первой собаки</text:span>&gt;</text:p>
      <text:p text:style-name="P10">Теперь<text:span text:style-name="T75">,</text:span> я убегу от собаки и попробую коснуться приза.</text:p>
      <text:p text:style-name="P20">&lt;<text:span text:style-name="T14">Подбежать к колбасе, но не коснуться</text:span>&gt;</text:p>
      <text:p text:style-name="P10">Ух, не получилось коснуться приза , повторим убежим от собаки и коснемся приза. </text:p>
      <text:p text:style-name="P20">&lt;<text:span text:style-name="T14">Побегать еще, коснуться колбасы</text:span><text:span text:style-name="T97">&gt;</text:span></text:p>
      <text:p text:style-name="P10">Все, я коснулся приза , теперь давайте перейдем на второй.</text:p>
      <text:p text:style-name="P16">&lt;<text:span text:style-name="T1">Пройти первый уровень, перейти на второй</text:span>&gt;</text:p>
      <text:p text:style-name="P9"><text:span text:style-name="T45">На втором уровне,</text:span> у нас <text:span text:style-name="T45">тоже самое,</text:span> что и на первом. <text:span text:style-name="T78">Только все происходит </text:span><text:span text:style-name="T75"><text:s/></text:span><text:span text:style-name="T57">не в</text:span><text:span text:style-name="T78"> </text:span><text:span text:style-name="T57">лесу</text:span><text:span text:style-name="T78">, а в </text:span><text:span text:style-name="T57">горах Эверест</text:span></text:p>
      <text:p text:style-name="P17">&lt;<text:span text:style-name="T12">Завершить программу</text:span><text:span text:style-name="T97">&gt;</text:span></text:p>
      <text:p text:style-name="P21"><text:span text:style-name="T76">&lt;</text:span>Открыть исходный текст и <text:span text:style-name="T96">пролистать</text:span> его.<text:span text:style-name="T76">&gt;</text:span></text:p>
      <text:p text:style-name="P24"><text:soft-page-break/></text:p>
      <text:p text:style-name="P22"><text:span text:style-name="T15">&lt;</text:span><text:span text:style-name="T13">открыть 10 слайд</text:span>&gt;</text:p>
      <text:list xml:id="list144302433781328" text:continue-numbering="true" text:style-name="Outline">
        <text:list-item>
          <text:h text:style-name="P30" text:outline-level="1"><text:span text:style-name="T34">С</text:span>лайд 10.</text:h>
        </text:list-item>
      </text:list>
      <text:p text:style-name="P25"><text:span text:style-name="T80">Для контроля версий я</text:span><text:span text:style-name="T79"> </text:span><text:span text:style-name="T69">использовал</text:span><text:span text:style-name="T79"> </text:span><text:span text:style-name="T81">отличный</text:span><text:span text:style-name="T79"> </text:span><text:span text:style-name="T69">сервис GitHub</text:span><text:span text:style-name="T79">. </text:span><text:span text:style-name="T80">В конце заня</text:span><text:span text:style-name="T82">ти</text:span><text:span text:style-name="T87">й </text:span><text:span text:style-name="T80">в</text:span><text:span text:style-name="T79"> КрашПро</text:span><text:span text:style-name="T89"> </text:span><text:span text:style-name="T79">я </text:span><text:span text:style-name="T69">создавал </text:span><text:span text:style-name="T73">комМиты</text:span><text:span text:style-name="T69">. </text:span><text:span text:style-name="T79"><text:s/></text:span><text:span text:style-name="T83">Здесь</text:span><text:span text:style-name="T90"> </text:span><text:span text:style-name="T84">у нас </text:span><text:span text:style-name="T87">больше 50 </text:span><text:span text:style-name="T69">ком</text:span><text:span text:style-name="T70">М</text:span><text:span text:style-name="T69">ит</text:span><text:span text:style-name="T70">ОВ</text:span><text:span text:style-name="T69">,</text:span><text:span text:style-name="T84"> которые я делал —</text:span><text:span text:style-name="T83"> это те изменения, которые я вносил в проект</text:span><text:span text:style-name="T84">. </text:span><text:span text:style-name="T85">Здесь</text:span><text:span text:style-name="T84"> моя </text:span><text:span text:style-name="T88">АКТИВНОСТЬ</text:span><text:span text:style-name="T92"> на </text:span><text:span text:style-name="T69">GitHub</text:span><text:span text:style-name="T93">, </text:span><text:span text:style-name="T92">и даже можно увидеть дни занятий два раза в неделю</text:span><text:span text:style-name="T69">. </text:span><text:span text:style-name="T71"><text:s/></text:span><text:span text:style-name="T72">А ф</text:span><text:span text:style-name="T79">лешку я использовал </text:span><text:span text:style-name="T86">только</text:span><text:span text:style-name="T79"> в </text:span><text:span text:style-name="T83">самом </text:span><text:span text:style-name="T79">начале работы в КрашПро. </text:span></text:p>
      <text:list xml:id="list144301342728580" text:continue-numbering="true" text:style-name="Outline">
        <text:list-item>
          <text:h text:style-name="P28" text:outline-level="1">Слайд 11.</text:h>
        </text:list-item>
      </text:list>
      <text:p text:style-name="P5"><text:span text:style-name="T45">В результате выполнения проекта </text:span><text:span text:style-name="T55">я продумал</text:span><text:span text:style-name="T45"> сюжет, </text:span>состоящий из двух уровней, <text:span text:style-name="T45">дизайн </text:span><text:span text:style-name="T32">этих уровней, но главная часть работы состояла в том, что я разработал</text:span> <text:span text:style-name="T45">архитектуру </text:span><text:span text:style-name="T60">ИГРЫ</text:span> и<text:span text:style-name="T32"> </text:span><text:span text:style-name="T56">р</text:span><text:span text:style-name="T45">еализова</text:span><text:span text:style-name="T56">л</text:span><text:span text:style-name="T45"> </text:span><text:span text:style-name="T61">ЕЕ</text:span><text:span text:style-name="T32"> на</text:span> язык<text:span text:style-name="T32">е</text:span> Си.</text:p>
      <text:list xml:id="list144302876944176" text:continue-numbering="true" text:style-name="Outline">
        <text:list-item>
          <text:h text:style-name="P28" text:outline-level="1">Слайд 12.</text:h>
        </text:list-item>
      </text:list>
      <text:p text:style-name="P15">Спасибо за внимание. <text:span text:style-name="T33">Я готов ответить на</text:span> Ва<text:span text:style-name="T33">ши</text:span> вопросы </text:p>
      <text:list xml:id="list144301983425041" text:continue-numbering="true" text:style-name="Outline">
        <text:list-item>
          <text:h text:style-name="P29" text:outline-level="1">Слайд <text:span text:style-name="T98">скрытый</text:span>.</text:h>
        </text:list-item>
      </text:list>
      <text:p text:style-name="P11">Физика нужна для того, чтобы кошка и две собаки бегали по пол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8pt" officeooo:rsid="0093a940" officeooo:paragraph-rsid="0093a940" style:font-size-asian="18pt" style:font-size-complex="18pt"/>
    </style:style>
    <style:page-layout style:name="Mpm1">
      <style:page-layout-properties fo:page-width="21.59cm" fo:page-height="27.94cm" style:num-format="1" style:print-orientation="portrait" fo:margin-top="1cm" fo:margin-bottom="0.499cm" fo:margin-left="1.499cm" fo:margin-right="0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skov, Dmitry</meta:initial-creator>
    <meta:creation-date>2017-04-21T17:13:00</meta:creation-date>
    <dc:date>2017-04-29T14:42:59.391000000</dc:date>
    <meta:editing-cycles>111</meta:editing-cycles>
    <meta:editing-duration>PT3H36M45S</meta:editing-duration>
    <meta:generator>LibreOffice/5.3.2.2$Windows_x86 LibreOffice_project/6cd4f1ef626f15116896b1d8e1398b56da0d0ee1</meta:generator>
    <meta:print-date>2017-04-21T21:30:06.957000000</meta:print-date>
    <meta:document-statistic meta:table-count="0" meta:image-count="0" meta:object-count="0" meta:page-count="6" meta:paragraph-count="55" meta:word-count="773" meta:character-count="4924" meta:non-whitespace-character-count="4190"/>
  </office:meta>
</office:document-meta>
</file>